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0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office:value-type="string">
            <text:p>Timeclock Program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>
            <text:p>timeclock class</text:p>
          </table:table-cell>
          <table:table-cell office:value-type="string">
            <text:p>database class</text:p>
          </table:table-cell>
          <table:table-cell office:value-type="string">
            <text:p>store class</text:p>
          </table:table-cell>
          <table:table-cell office:value-type="string">
            <text:p>employee class</text:p>
          </table:table-cell>
          <table:table-cell office:value-type="string">
            <text:p>punch class</text:p>
          </table:table-cell>
          <table:table-cell/>
        </table:table-row>
        <table:table-row table:style-name="ro1">
          <table:table-cell office:value-type="string">
            <text:p>Employees add, delete, edit</text:p>
          </table:table-cell>
          <table:table-cell table:number-columns-repeated="6"/>
          <table:table-cell office:value-type="string">
            <text:p>user</text:p>
          </table:table-cell>
          <table:table-cell office:value-type="string">
            <text:p>generic crud</text:p>
          </table:table-cell>
          <table:table-cell table:number-columns-repeated="4"/>
        </table:table-row>
        <table:table-row table:style-name="ro1">
          <table:table-cell office:value-type="string">
            <text:p>be able to run on any computer</text:p>
          </table:table-cell>
          <table:table-cell table:number-columns-repeated="12"/>
        </table:table-row>
        <table:table-row table:style-name="ro1">
          <table:table-cell office:value-type="string">
            <text:p>punch in and out</text:p>
          </table:table-cell>
          <table:table-cell table:number-columns-repeated="12"/>
        </table:table-row>
        <table:table-row table:style-name="ro1">
          <table:table-cell office:value-type="string">
            <text:p>report total hours of employees by store, by week, calculate overtime</text:p>
          </table:table-cell>
          <table:table-cell table:number-columns-repeated="12"/>
        </table:table-row>
        <table:table-row table:style-name="ro1">
          <table:table-cell office:value-type="string">
            <text:p>store on web server but change to local if internet is out</text:p>
          </table:table-cell>
          <table:table-cell table:number-columns-repeated="12"/>
        </table:table-row>
        <table:table-row table:style-name="ro1">
          <table:table-cell office:value-type="string">
            <text:p>update web database when internet is restored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office:value-type="string">
            <text:p>timeclock form with clock, punches, employees, stores &amp; databases tab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check user, get store id, populate labels on store tab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if not found populate “store choose” dropdown on stores tab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f no stores put “add store” in lis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dd user with chosen stor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Use storeId to populate employees into grid, inactive and all stores checkboxe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double clicking brings up add, delete, edit window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f none put “add employee” in list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Use storeId to populate last 4 weeks of punchlog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if none show “no puches found”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etup timeclock screen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8/11/2016</text:date>, <text:time>23:2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 Hite</meta:initial-creator>
    <meta:creation-date>2016-08-11T19:45:10.69</meta:creation-date>
    <dc:date>2016-08-11T23:20:47.55</dc:date>
    <dc:creator>Don Hite</dc:creator>
    <meta:editing-duration>PT3H35M35S</meta:editing-duration>
    <meta:editing-cycles>7</meta:editing-cycles>
    <meta:generator>OpenOffice/4.1.2$Win32 OpenOffice.org_project/412m3$Build-9782</meta:generator>
    <meta:document-statistic meta:table-count="3" meta:cell-count="25" meta:object-count="0"/>
  </office:meta>
</office:document-meta>
</file>